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Text_20_body">
      <style:paragraph-properties fo:line-height="200%"/>
    </style:style>
    <style:style style:name="P5" style:family="paragraph" style:parent-style-name="Standard" style:list-style-name="L1">
      <style:paragraph-properties fo:line-height="200%" fo:text-align="start" style:justify-single-word="false"/>
    </style:style>
    <style:style style:name="P6" style:family="paragraph" style:parent-style-name="Heading_20_1">
      <style:paragraph-properties fo:line-height="200%" fo:text-align="center" style:justify-single-word="false"/>
    </style:style>
    <style:style style:name="P7" style:family="paragraph" style:parent-style-name="Heading_20_5">
      <style:paragraph-properties fo:line-height="200%"/>
    </style:style>
    <style:style style:name="P8" style:family="paragraph" style:parent-style-name="Heading_20_3">
      <style:paragraph-properties fo:line-height="200%"/>
    </style:style>
    <style:style style:name="P9" style:family="paragraph" style:parent-style-name="Heading_20_3">
      <style:paragraph-properties fo:line-height="200%"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Times New Roman1"/>
    </style:style>
    <style:style style:name="T6"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sting Theories Of The Choice To Vote Via Predictive Analytics: A Prospectus</text:h>
      <text:h text:style-name="P9" text:outline-level="3">Introduction</text:h>
      <text:p text:style-name="P3"><text:tab/>The most exciting phrase to hear in science, the one that heralds new discoveries, is not 'Eureka!', but 'That's funny …'</text:p>
      <text:p text:style-name="P2"><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text:soft-page-break/>gives each variable in the data set the chance to demonstrate its predictive ability. The algorithm parses the dataset in a manner that both enables the comparison of different theories' predictions and the 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5">α</text:span> determining whether a connection is found (Verzani 2005). Due to the low threshold of <text:span text:style-name="T5">α</text:span>, and the potential for false positives and manipulation, political science's approach can lead to questionable conclusions.</text:p>
      <text:p text:style-name="P2"><text:soft-page-break/><text:tab/>Although our dependence on statistical significance requires a willingness to accept some uncertainty, it has some demonstrable problems in its practice, making conclusions drawn from it 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kan 2013). While the discipline guards against this by demanding theoretical justifications, an alternative statistical approach, predictive modeling, can better prevent overreliance on significance tests.</text:p>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4">models have allowed for theoretical advancements.</text:span></text:p>
      <text:p text:style-name="P2"><text:soft-page-break/><text:tab/>Predictive modeling, while uncommon in political science, is advanced in at least one subdiscipline of American politics: forecasting elections. As Mayer points out in his summation of electoral forecasting,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Belanger and Soroka 2012) in deciding elections, and the approaches to best approximate the outcomes of elections (Gelman and King 1993, Silver 2012). Despite these open questions, predictive modeling provided the underpinnings to allow these discoveries to happen, making a contribution to the literature that should be expanded.</text:p>
      <text:p text:style-name="P2"><text:tab/>Despite predictive modeling's track record in contributing to our understanding of campaigns and elections, and its potential for contributing in other areas, predictive analytics' role in political science remains controversial. Robinson points out that the use of modeling to make prescriptions is dependent on the modelers' assumptions, biasing results in favor of preordained policy outcomes (1992). Silver dissents from this position, arguing that the modeler's perspective is necessarily incorporated, and should be stated explicitly in his advancement of Bayesian statistical approaches to predicting elections (2012). While the debate between Bayesians and Frequentists remains unsettled, but arguing that prior biases affect predictions remains insufficient to discount predictive modeling's contributions to political science.</text:p>
      <text:p text:style-name="P2"><text:tab/>In addition to the potential effect of prior biases, predictive modeling has been discounted in the literature due to its Shapiro points out the difficulty of prediction across political science, as well as the fact that theory is often broad enough to allow for conflicting outcomes. Despite this capriciousness in theory, Shapiro argues profoundly for the necessity of theory, as without it, empirics are blind (2002). Shapiro is correct on both counts, but prediction's difficulty doesn't mean it should discarded, but embraced, as it allows us to demand rigor from theory. When a theory's chosen indicators are capable <text:soft-page-break/>of predicting out of sample data, that theory gains additional credibility as an explanation (King 2014). Predictive modeling gives directional measurement, preventing the theoretical capriciousness Shapiro discusses by forcing the theory to be clear in its meaning.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outside the discipline. The need for added prediction not only adds reinforcement to our theoretical predictions, but it also enables political scientific to satisfy the demand for applied theory. Work on political prediction has caught the attention of campaigns (Issenberg 2012), and the increased demand for accurate predictions has motivated prior research (Gerber, Green, and Larimer 2008). While predictions can be affected by the subjectivity and prior beliefs (Silver 2012), improving our approaches towards predictive analytics will enable both an increase in testable predictions., but enhance our discipline's relevance in areas where applied social science is required.</text:p>
      <text:p text:style-name="P2"><text:tab/>Despite the potential for prediction to contribute to questions of applied social science, and to enable further theoretical rigor,the problem of the predictive analytic approach involves the difficulty in applying it. <text:span text:style-name="T4">While supervised learning techniques, such as gradient boosted modeling, might enable the revelation of such connections, these approaches require a concentration in statistics inappropriate for for political scientists. To alleviate this problem, I have created a variation on supervised learning techniques, as discussed by Hastie, Friedman, and Tibshirani (2009), based on the cross-validation techniques described by Kuhn and Johnson (2013).</text:span> The approach, known as the Best Subset in Validation Algorithm (BeSiVa, for short), should empower predictive modeling as a means of making it easy to make predictions <text:s/>and test theory on the choice to vote.</text:p>
      <text:p text:style-name="P2"/>
      <text:h text:style-name="P8" text:outline-level="3"><text:soft-page-break/>A Brief Introduction to the BeSiVa Algorithm</text:h>
      <text:p text:style-name="P2"><text:tab/>The BeSiVa algorithm was created to solve a specific problem I experienced while I was working on the campaign trail. Specifically, the party that employed me had given over a large data set, while also not providing much direction on how it c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 concerns the problem of plenty of data, and little insight, <text:s/>describing the algorithm some of the limitations that the algorithm suffers from, and describe how it will be incorporated into my dissertation. </text:p>
      <text:p text:style-name="P2"><text:tab/>The BeSiVa algorithm originated from the request to test every created model's predictions on a subset of the data, known as a test or validation set (Kuhn and Johnson 2013).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e observations were split at random between training and test sets at a ratio of 90-10, as per the request of the campaign. Having randomly divided the data into these two subsets, the algorithm can proceed.</text:p>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text:soft-page-break/>variable. This measure of model performance is called the percent correctly predicted, or PCP. The model with the highest PCP was noted, and its independent variable was permanently added to future models.</text:p>
      <text:p text:style-name="P2"><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1133918187933824731" text:style-name="L1">
        <text:list-item>
          <text:p text:style-name="P5">Divide the data at random into two subsets: training (to estimate models) and test (to determine how well the models work) sets</text:p>
        </text:list-item>
        <text:list-item>
          <text:p text:style-name="P5">Estimate one variable models using the training data for each variable in the data set</text:p>
        </text:list-item>
        <text:list-item>
          <text:p text:style-name="P5">Test each model by predicting the dependent variable outcomes in the test data</text:p>
          <text:list>
            <text:list-item>
              <text:p text:style-name="P5"><text:s/>Get the percent of dependent variables correctly predicted for each model</text:p>
            </text:list-item>
          </text:list>
        </text:list-item>
        <text:list-item>
          <text:p text:style-name="P5">Record whichever predictor has the highest PCP (the “best” predictor)</text:p>
          <text:list>
            <text:list-item>
              <text:p text:style-name="P5">remove this predictor from the list of predictors to iterate over</text:p>
            </text:list-item>
          </text:list>
        </text:list-item>
        <text:list-item>
          <text:p text:style-name="P5">Return to step two, but keep the best predictor in all estimated models. </text:p>
        </text:list-item>
        <text:list-item>
          <text:p text:style-name="P5">Repeat steps 2-5 for as many variables as desired, adding the best predictors to the model</text:p>
          <text:list>
            <text:list-item>
              <text:p text:style-name="P5">(Optional: State a minimum increase in PCP. If no variable increases the PCP by the minimum, stop the algorithm)</text:p>
            </text:list-item>
          </text:list>
        </text:list-item>
      </text:list>
      <text:p text:style-name="P2"/>
      <text:h text:style-name="Heading_20_3" text:outline-level="3"><text:soft-page-break/>A Plan of the Dissertation</text:h>
      <text:p text:style-name="P2"/>
      <text:p text:style-name="P2"/>
      <text:p text:style-name="P2"/>
      <text:p text:style-name="P2"/>
      <text:p text:style-name="P2"/>
      <text:p text:style-name="P2"/>
      <text:p text:style-name="P2"/>
      <text:h text:style-name="P7" text:outline-level="5">Sources</text:h>
      <text:p text:style-name="P4"/>
      <text:p text:style-name="P4"><text:span text:style-name="T3">Kuhn, Max and Kjell Johnson. 2013. </text:span><text:span text:style-name="T2">Applied Predictive Modeling.</text:span><text:span text:style-name="T3"> New York: Springer.</text:span></text:p>
      <text:p text:style-name="P4"/>
      <text:p text:style-name="P2">Woolston, Chris. 2015. February 26. “Psychology journal bans <text:span text:style-name="T1">P</text:span> values: Test for reliability of results ‘too easy to pass’, say editors.” <text:s/>http://www.nature.com/news/psychology-journal-bans-p-values-1.17001 (December 2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3-07T11:49:07</dc:date>
    <dc:creator>Benjamin Rogers</dc:creator>
    <meta:editing-duration>PT6H31M54S</meta:editing-duration>
    <meta:editing-cycles>576</meta:editing-cycles>
    <meta:generator>OpenOffice/4.1.2$Unix OpenOffice.org_project/412m3$Build-9782</meta:generator>
    <meta:document-statistic meta:table-count="0" meta:image-count="0" meta:object-count="0" meta:page-count="8" meta:paragraph-count="35" meta:word-count="2316" meta:character-count="15076"/>
  </office:meta>
</office:document-meta>
</file>